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2104in"/>
    </style:style>
    <style:style style:name="TableColumn5" style:family="table-column">
      <style:table-column-properties style:column-width="2.25in"/>
    </style:style>
    <style:style style:name="TableColumn6" style:family="table-column">
      <style:table-column-properties style:column-width="1.875in"/>
    </style:style>
    <style:style style:name="TableColumn7" style:family="table-column">
      <style:table-column-properties style:column-width="1.9375in"/>
    </style:style>
    <style:style style:name="Table2" style:family="table">
      <style:table-properties style:width="8.4354in" fo:margin-left="0.0645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Hyperlink" style:family="text">
      <style:text-properties style:font-name-asian="Times New Roman" style:font-name-complex="Calibri"/>
    </style:style>
    <style:style style:name="TableCell22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Row32" style:family="table-row">
      <style:table-row-properties style:min-row-height="0.2083in"/>
    </style:style>
    <style:style style:name="TableCell3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TableCell4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P42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P43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DefaultParagraphFont" style:family="text">
      <style:text-properties style:font-name-asian="Times New Roman" style:font-name-complex="Calibri" fo:color="#000000" style:text-position="super 63.6%"/>
    </style:style>
    <style:style style:name="T57" style:parent-style-name="DefaultParagraphFont" style:family="text">
      <style:text-properties style:font-name-asian="Times New Roman" style:font-name-complex="Calibri" fo:color="#000000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Sherwin, 2015</text:span><text:span text:style-name="T17"><text:line-break/></text:span><text:span text:style-name="T18">SCC</text:span></text:p>
            <text:p text:style-name="P19"><text:span text:style-name="T20">PMID<text:s/></text:span><text:a xlink:href="http://pubmed.gov/28916120" office:target-frame-name="_top" xlink:show="replace"><text:span text:style-name="T21">28916120</text:span></text:a></text:p>
          </table:table-cell>
          <table:table-cell table:style-name="TableCell22">
            <text:p text:style-name="P23"><text:span text:style-name="T24">Sterling, 2015</text:span><text:span text:style-name="T25"><text:line-break/>PMID<text:s/></text:span><text:a xlink:href="http://pubmed.gov/26121073" office:target-frame-name="_top" xlink:show="replace"><text:span text:style-name="T26">26121073</text:span></text:a></text:p>
          </table:table-cell>
          <table:table-cell table:style-name="TableCell27">
            <text:p text:style-name="P28">Siddiqui, 2010<text:s/><text:line-break/>(Cochrane)</text:p>
            <text:p text:style-name="P29"><text:span text:style-name="T30">PMID<text:s/></text:span><text:a xlink:href="http://pubmed.gov/20927754" office:target-frame-name="_top" xlink:show="replace"><text:span text:style-name="T31">20927754</text:span></text:a></text:p>
          </table:table-cell>
        </table:table-row>
        <table:table-row table:style-name="TableRow32">
          <table:table-cell table:style-name="TableCell33">
            <text:p text:style-name="P34">Efficacy: antibiotics received within 1 hour to greater than one hour</text:p>
            <text:p text:style-name="P35"/>
          </table:table-cell>
          <table:table-cell table:style-name="TableCell36">
            <text:p text:style-name="P37">Mortality reduction from antibiotics within 1 hour is odds ratio 0.71<text:s/>(0.56<text:s/>to 0.91)</text:p>
          </table:table-cell>
          <table:table-cell table:style-name="TableCell38">
            <text:p text:style-name="P39">“Patients with severe sepsis and septic shock should receive early and appropriate antibiotics in the emergency department. Patients with septic shock who received appropriate antimicrobial therapy within 1 h of recognition had the greatest<text:s/>benefit in mortality”</text:p>
          </table:table-cell>
          <table:table-cell table:style-name="TableCell40">
            <text:p text:style-name="P41">“we found no significant</text:p>
            <text:p text:style-name="P42">mortality benefit of administering antibiotics within 3 hours of</text:p>
            <text:p text:style-name="P43">emergency department triage or within 1 hour of shock recognition in severe sepsis and septic shock.”</text:p>
          </table:table-cell>
          <table:table-cell table:style-name="TableCell44">
            <text:p text:style-name="P45">“we are unable to make a recommendation on the early or late use of broad spectrum antibiotics in adult patients with severe sepsis in the ED pre-ICU admission”</text:p>
          </table:table-cell>
        </table:table-row>
        <table:table-row table:style-name="TableRow46">
          <table:table-cell table:style-name="TableCell47">
            <text:p text:style-name="P48">Heterogeneity</text:p>
          </table:table-cell>
          <table:table-cell table:style-name="TableCell49">
            <text:p text:style-name="P50">62% (23% to 82%)</text:p>
          </table:table-cell>
          <table:table-cell table:style-name="TableCell51">
            <text:p text:style-name="P52">NA – meta-analysis not performed</text:p>
          </table:table-cell>
          <table:table-cell table:style-name="TableCell53">
            <text:p text:style-name="P54"><text:span text:style-name="T55">I</text:span><text:span text:style-name="T56">2</text:span><text:span text:style-name="T57"><text:s/>not reported</text:span></text:p>
          </table:table-cell>
          <table:table-cell table:style-name="TableCell58">
            <text:p text:style-name="P59">NA – meta-analysis not performe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4:00Z</meta:creation-date>
    <dc:date>2019-10-05T15:11:00Z</dc:date>
    <meta:print-date>2017-06-19T22:47:00Z</meta:print-date>
    <meta:template xlink:href="Normal.dotm" xlink:type="simple"/>
    <meta:editing-cycles>21</meta:editing-cycles>
    <meta:editing-duration>PT2820S</meta:editing-duration>
    <meta:document-statistic meta:page-count="1" meta:paragraph-count="2" meta:word-count="179" meta:character-count="1200" meta:row-count="8" meta:non-whitespace-character-count="1023"/>
  </office:meta>
</office:document-meta>
</file>